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3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style="normal" style:font-style-asian="normal" style:font-style-complex="normal"/>
    </style:style>
    <style:style style:name="T6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alibri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font-name="Calibri" fo:font-style="normal" style:text-underline-style="none" style:font-style-asian="normal" style:font-style-complex="normal"/>
    </style:style>
    <style:style style:name="T9" style:family="text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alibri"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tições</text:p>
      <text:p text:style-name="P4"/>
      <text:p text:style-name="P4"/>
      <text:list xml:id="list3890365930445360575" text:style-name="L1">
        <text:list-item>
          <text:p text:style-name="P7"><text:span text:style-name="T3">ID: </text:span><text:span text:style-name="T4">Número de identificação da Partição</text:span></text:p>
        </text:list-item>
        <text:list-item>
          <text:p text:style-name="P2"><text:span text:style-name="T2">Nome: </text:span><text:span text:style-name="T4">Nome da Partição.</text:span></text:p>
          <text:p text:style-name="P2"><text:span text:style-name="T4"/></text:p>
        </text:list-item>
      </text:list>
      <text:p text:style-name="P1"><text:span text:style-name="T2"><text:tab/></text:span><text:span text:style-name="T10">Configurações gerais:</text:span></text:p>
      <text:list xml:id="list34549912" text:continue-numbering="true" text:style-name="L1">
        <text:list-item>
          <text:p text:style-name="P2"><text:span text:style-name="T2">Cód. Cliente CRA:</text:span><text:span text:style-name="T4"> Definição do número da Central Recetora de Alarmes (CRA)</text:span></text:p>
        </text:list-item>
        <text:list-item>
          <text:p text:style-name="P2"><text:span text:style-name="T2">Cód. Acesso remoto: </text:span><text:span text:style-name="T6">Definição do código para acesso remoto à Partição. </text:span></text:p>
        </text:list-item>
        <text:list-item>
          <text:p text:style-name="P2"><text:span text:style-name="T5">Não armar com zonas abertas: </text:span><text:span text:style-name="T6">Ativar/desativar a funcionalidade para não armar a central com zonas abertas. </text:span></text:p>
        </text:list-item>
        <text:list-item>
          <text:p text:style-name="P2"><text:span text:style-name="T5">Ativar código:</text:span><text:span text:style-name="T6"> Permite definir a função da ativação do código para armar total, armar parcial ou desarmar. </text:span></text:p>
        </text:list-item>
        <text:list-item>
          <text:p text:style-name="P2"><text:span text:style-name="T5">Tempos de saída:</text:span><text:span text:style-name="T6"> Permite definir o tempo de saída, em segundos, quando a central é armada parcial ou total. </text:span></text:p>
        </text:list-item>
      </text:list>
      <text:p text:style-name="P1"><text:span text:style-name="T6"/></text:p>
      <text:p text:style-name="P1"><text:span text:style-name="T6"><text:tab/></text:span><text:span text:style-name="T7">Horários:</text:span></text:p>
      <text:list xml:id="list1962147367123478716" text:style-name="L2">
        <text:list-item>
          <text:p text:style-name="P3"><text:span text:style-name="T8">Início de horários – Armar:</text:span><text:span text:style-name="T9"> Permite ativar/desativar os horários desejados em que pode armar a central. </text:span></text:p>
        </text:list-item>
        <text:list-item>
          <text:p text:style-name="P3"><text:span text:style-name="T8">Início de horários – Desarmar:</text:span><text:span text:style-name="T9"> Permite ativar/desativar os horários desejados em que pode desarmar a central. </text:span></text:p>
        </text:list-item>
      </text:list>
      <text:p text:style-name="P1"><text:span text:style-name="T9"/></text:p>
      <text:p text:style-name="P1"><text:span text:style-name="T9"><text:tab/></text:span><text:span text:style-name="T7">Saídas:</text:span></text:p>
      <text:list xml:id="list8121107260803248083" text:style-name="L3">
        <text:list-item>
          <text:p text:style-name="P8"><text:span text:style-name="T5">Saídas armar – total: </text:span><text:span text:style-name="T6">Definição das três opções disponíveis para as saídas desejadas desempenharem a função de armar total. </text:span></text:p>
        </text:list-item>
        <text:list-item>
          <text:p text:style-name="P8"><text:span text:style-name="T5">Saídas armar – parcial: </text:span><text:span text:style-name="T6">Definição das três opções disponíveis para as saídas desejadas desempenharem a função de armar parcial. </text:span></text:p>
        </text:list-item>
        <text:list-item>
          <text:p text:style-name="P8"><text:span text:style-name="T5">Saídas desarmar – total: </text:span><text:span text:style-name="T6">Definição das três opções disponíveis para as saídas desejadas desempenharem a função de desarmar total. </text:span></text:p>
        </text:list-item>
        <text:list-item>
          <text:p text:style-name="P8"><text:span text:style-name="T5">Saídas desarmar – parcial: </text:span><text:span text:style-name="T6">Definição das três opções disponíveis para as saídas desejadas desempenharem a função de desarmar parcial. </text:span></text:p>
        </text:list-item>
      </text:list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3-22T14:18:44.62</meta:creation-date>
    <meta:document-statistic meta:table-count="0" meta:image-count="0" meta:object-count="0" meta:page-count="1" meta:paragraph-count="17" meta:word-count="211" meta:character-count="1321"/>
    <dc:date>2018-03-22T14:36:00.58</dc:date>
    <dc:creator>José Luís Ginjo</dc:creator>
    <meta:editing-duration>PT17M16S</meta:editing-duration>
    <meta:editing-cycles>1</meta:editing-cycles>
    <meta:generator>OpenOffice/4.1.5$Win32 OpenOffice.org_project/415m1$Build-9789</meta:generator>
  </office:meta>
</office:document-meta>
</file>